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2c68" officeooo:paragraph-rsid="00092c68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92c68" officeooo:paragraph-rsid="00092c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92c68" officeooo:paragraph-rsid="00092c6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a31f8" officeooo:paragraph-rsid="000a31f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ab1aa" officeooo:paragraph-rsid="000ab1a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4 </text:span>– PROCESSOS, SINAIS E OS COMANDOS KILL E KILLALL</text:p>
      <text:p text:style-name="P1"/>
      <text:p text:style-name="P2">*** PROCESSOS SINAIS E COMANDO KILL*** </text:p>
      <text:p text:style-name="P2"/>
      <text:p text:style-name="P3">Processos monitoram sinais enviados pelo kernel ou pelos usuários</text:p>
      <text:p text:style-name="P3"/>
      <text:p text:style-name="P3">Controle de processos</text:p>
      <text:p text:style-name="P3"/>
      <text:p text:style-name="P3">Alguns sinais comuns?</text:p>
      <text:p text:style-name="P3"/>
      <text:p text:style-name="P3">HUP<text:tab/><text:tab/>1 <text:tab/>Desconectar</text:p>
      <text:p text:style-name="P3"/>
      <text:p text:style-name="P3">INT <text:tab/><text:tab/>2<text:tab/>Interromper. Control+C</text:p>
      <text:p text:style-name="P3"/>
      <text:p text:style-name="P3">TERM<text:tab/><text:tab/>15<text:tab/>Terminar de forma “elegante”</text:p>
      <text:p text:style-name="P3"/>
      <text:p text:style-name="P3">KILL <text:tab/><text:tab/>9<text:tab/>Terminar imediatamente</text:p>
      <text:p text:style-name="P3"/>
      <text:p text:style-name="P3">TSTP<text:tab/><text:tab/>20<text:tab/>Para/Pausar a execução; Ctrl+Z</text:p>
      <text:p text:style-name="P3"/>
      <text:p text:style-name="P3">CONT<text:tab/><text:tab/>18<text:tab/>Continuar a execução</text:p>
      <text:p text:style-name="P3"/>
      <text:p text:style-name="P4">Enviar sinais a um processo: comando kill</text:p>
      <text:p text:style-name="P4"/>
      <text:p text:style-name="P4">Sintaxe: </text:p>
      <text:p text:style-name="P4"/>
      <text:p text:style-name="P4">kill -sinal PID #encerra o processo</text:p>
      <text:p text:style-name="P4">kill -l numero_sinal #retorna o nome do sinal</text:p>
      <text:p text:style-name="P4"/>
      <text:p text:style-name="P4">PID: <text:tab/>2000</text:p>
      <text:p text:style-name="P4"/>
      <text:p text:style-name="P4">kill -15 2000</text:p>
      <text:p text:style-name="P4">kill -SIGINT</text:p>
      <text:p text:style-name="P4"/>
      <text:p text:style-name="P5">Comando killall: termina processos associados com programas cujos nomes são fornecidos</text:p>
      <text:p text:style-name="P5"/>
      <text:p text:style-name="P5">killall [opção] nome_programa</text:p>
      <text:p text:style-name="P5">-i modo interativo</text:p>
      <text:p text:style-name="P5"/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22:02:32.078637617</meta:creation-date>
    <dc:date>2020-04-02T22:25:29.049706307</dc:date>
    <meta:editing-duration>PT12M5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104" meta:character-count="680" meta:non-whitespace-character-count="584"/>
  </office:meta>
</office:document-meta>
</file>